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cedenceTestAspect.beforeAdvice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VerifyingCollaborator.afterAdviceTwo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TestAspect.aroundAdviceOne( ProceedingJoinPoint pj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ecedenceVerifyingCollaborator.checkAdvice( String whatJustHappen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ecedenceTestAspect.setCollaborator( Collaborator collab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TestAspect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VerifyingCollaborator.aroundAdviceTwo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TestAspect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TestAspect.aroundAdviceTwo( ProceedingJoinPoint pj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SpringBeforeAdvice.setCollaborator( PrecedenceTestAspect . Collaborator collab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TestAspect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pringBeforeAdvice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AndAdvicePrecedenceTests.testAdvice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cedenceVerifyingCollaborator.beforeAdviceTwo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AndAdvicePrecedence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pringBeforeAdvice.before( Method method , Object [ ] args , @ Nullable Objec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VerifyingCollaborator.afterAdviceOn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AndAdvicePrecedenc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ecedenceTestAspect.beforeAdvice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TestAspect.afterAdviceTw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VerifyingCollaborator.aroundAdviceOn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VerifyingCollaborator.beforeAdviceOn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cedenceTestAspect.afterAdvice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